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367c" officeooo:paragraph-rsid="001f367c"/>
    </style:style>
    <style:style style:name="P2" style:family="paragraph" style:parent-style-name="Standard">
      <style:text-properties officeooo:rsid="00209fb2" officeooo:paragraph-rsid="00209fb2"/>
    </style:style>
    <style:style style:name="P3" style:family="paragraph" style:parent-style-name="Standard">
      <style:text-properties fo:language="ru" fo:country="RU" officeooo:rsid="0020ed7a" officeooo:paragraph-rsid="0020ed7a"/>
    </style:style>
    <style:style style:name="P4" style:family="paragraph" style:parent-style-name="Standard">
      <style:text-properties fo:language="en" fo:country="US" officeooo:rsid="00229d9d" officeooo:paragraph-rsid="00229d9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Recorder features:</text:p>
      <text:p text:style-name="P1"/>
      <text:p text:style-name="P2">All Browsers:</text:p>
      <text:p text:style-name="P2"/>
      <text:p text:style-name="P2">Frames</text:p>
      <text:p text:style-name="P2">Windows</text:p>
      <text:p text:style-name="P1"/>
      <text:p text:style-name="P2">Internet Explorer:</text:p>
      <text:p text:style-name="P2"/>
      <text:p text:style-name="P2">Debug XPATH</text:p>
      <text:p text:style-name="P2"/>
      <text:p text:style-name="P3">Я упустил про <text:span text:style-name="T1">SendKeys. :) </text:span></text:p>
      <text:p text:style-name="P3">В <text:span text:style-name="T1">jQuey </text:span>хорошо то, что он очень много где используется. Так что, если повезет, то вы эту библиотеку уже подключённой к веб странице и достаточно будет просто выполнить <text:s/>код. </text:p>
      <text:p text:style-name="P3"/>
      <text:p text:style-name="P3">Как вариант, можно динамически выполнить код на странице приложения, который подключает <text:span text:style-name="T1">jQuery. </text:span></text:p>
      <text:p text:style-name="P3"><text:a xlink:type="simple" xlink:href="http://stackoverflow.com/a/840576/1126595">http://stackoverflow.com/a/840576/1126595</text:a></text:p>
      <text:p text:style-name="P3"/>
      <text:p text:style-name="P3"><text:span text:style-name="T1"/></text:p>
      <text:p text:style-name="P4">PageObjects are Awesome!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21:11:27.105000000</meta:creation-date>
    <dc:date>2014-01-25T03:43:17.570000000</dc:date>
    <meta:editing-duration>PT6H31M28S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1" meta:word-count="61" meta:character-count="440" meta:non-whitespace-character-count="386"/>
  </office:meta>
</office:document-meta>
</file>